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779"/>
    </style:style>
    <style:style style:name="P2" style:family="paragraph" style:parent-style-name="Standard">
      <style:text-properties officeooo:paragraph-rsid="00158d95"/>
    </style:style>
    <style:style style:name="P3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fo:color="#000000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8" style:family="paragraph" style:parent-style-name="Standard">
      <style:text-properties fo:color="#000000" fo:background-color="transparent"/>
    </style:style>
    <style:style style:name="P9" style:family="paragraph" style:parent-style-name="Standard">
      <style:paragraph-properties style:line-height-at-least="0.198in"/>
      <style:text-properties fo:color="#000000" fo:background-color="transparen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d4d4d4"/>
    </style:style>
    <style:style style:name="T8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include &lt;ns3/core-module.h&gt;</text:p>
      <text:p text:style-name="P7">#include &lt;ns3/network-module.h&gt;</text:p>
      <text:p text:style-name="P7">#include &lt;ns3/mobility-module.h&gt;</text:p>
      <text:p text:style-name="P7">#include &lt;ns3/lte-module.h&gt;</text:p>
      <text:p text:style-name="P7">#include &lt;ns3/buildings-helper.h&gt; </text:p>
      <text:p text:style-name="P7">#include "ns3/netanim-module.h"</text:p>
      <text:p text:style-name="P9"/>
      <text:p text:style-name="P7">using namespace ns3;</text:p>
      <text:p text:style-name="P9"/>
      <text:p text:style-name="P7">int main(int argc, char *argv[])</text:p>
      <text:p text:style-name="P7">{</text:p>
      <text:p text:style-name="P7">// the rest of the simulation program follows</text:p>
      <text:p text:style-name="P7">Ptr&lt;LteHelper&gt; lteHelper = CreateObject&lt;LteHelper&gt;();</text:p>
      <text:p text:style-name="P9"/>
      <text:p text:style-name="P7">NodeContainer enbNodes;</text:p>
      <text:p text:style-name="P7">enbNodes.Create(1);</text:p>
      <text:p text:style-name="P7">NodeContainer ueNodes;</text:p>
      <text:p text:style-name="P7">ueNodes.Create(2);</text:p>
      <text:p text:style-name="P9"/>
      <text:p text:style-name="P7">// Install Mobility Model</text:p>
      <text:p text:style-name="P7">MobilityHelper mobility;</text:p>
      <text:p text:style-name="P7">mobility.SetMobilityModel("ns3::ConstantPositionMobilityModel");</text:p>
      <text:p text:style-name="P7">mobility.Install(enbNodes);</text:p>
      <text:p text:style-name="P7">BuildingsHelper::Install(enbNodes);</text:p>
      <text:p text:style-name="P7">mobility.SetMobilityModel("ns3::ConstantPositionMobilityModel");</text:p>
      <text:p text:style-name="P7">mobility.Install(ueNodes);</text:p>
      <text:p text:style-name="P7">BuildingsHelper::Install(ueNodes);</text:p>
      <text:p text:style-name="P7">NetDeviceContainer enbDevs;</text:p>
      <text:p text:style-name="P7">enbDevs = lteHelper-&gt;InstallEnbDevice(enbNodes);</text:p>
      <text:p text:style-name="P9"/>
      <text:p text:style-name="P7">NetDeviceContainer ueDevs;</text:p>
      <text:p text:style-name="P7">ueDevs = lteHelper-&gt;InstallUeDevice(ueNodes);</text:p>
      <text:p text:style-name="P9"/>
      <text:p text:style-name="P7">lteHelper-&gt;Attach(ueDevs, enbDevs.Get(0));</text:p>
      <text:p text:style-name="P7">enum EpsBearer::Qci q = EpsBearer::GBR_CONV_VOICE;</text:p>
      <text:p text:style-name="P7">EpsBearer bearer(q);</text:p>
      <text:p text:style-name="P7">lteHelper-&gt;ActivateDataRadioBearer(ueDevs, bearer);</text:p>
      <text:p text:style-name="P9"/>
      <text:p text:style-name="P7">Simulator::Stop(Seconds(0.005)); </text:p>
      <text:p text:style-name="P9"/>
      <text:p text:style-name="P7">AnimationInterface anim ("LTE.xml");</text:p>
      <text:p text:style-name="P7">Simulator::Run();</text:p>
      <text:p text:style-name="P9"/>
      <text:p text:style-name="P7">Simulator::Destroy();</text:p>
      <text:p text:style-name="P7">return 0;</text:p>
      <text:p text:style-name="P7">}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6:05:17.512346752</meta:creation-date>
    <dc:date>2023-10-14T10:42:51.773791316</dc:date>
    <meta:editing-duration>PT5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81" meta:character-count="1141" meta:non-whitespace-character-count="1095"/>
  </office:meta>
</office:document-meta>
</file>